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2A3000001B244A470C6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9.7cm" svg:height="20.115cm" svg:x="0.7cm" svg:y="0.185cm">
          <draw:image xlink:href="Pictures/20000002000002A3000001B244A470C6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1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0-13T18:59:22.477992069</dc:date>
    <meta:editing-duration>PT1M14S</meta:editing-duration>
    <meta:editing-cycles>1</meta:editing-cycles>
    <meta:document-statistic meta:object-count="1"/>
    <meta:generator>LibreOffice/4.3.3.2$Linux_X86_64 LibreOffice_project/430m0$Build-2</meta:generator>
  </office:meta>
</office:document-meta>
</file>